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6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7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7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.538cm" svg:y="35.5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.738cm" svg:y="36.491cm">
          <draw:text-box>
            <text:p><text:span text:style-name="T4">min: 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8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8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8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8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8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8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8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8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8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8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8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8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8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8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8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8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8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8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9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9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9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9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9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9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9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9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9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9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9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9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9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9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9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9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9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9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9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999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2:26.795121316</dc:date>
    <dc:creator>elucterio </dc:creator>
    <meta:editing-duration>PT3H11M</meta:editing-duration>
    <meta:editing-cycles>20</meta:editing-cycles>
    <meta:generator>LibreOffice/4.2.8.2$Linux_X86_64 LibreOffice_project/420m0$Build-2</meta:generator>
    <meta:document-statistic meta:object-count="218"/>
  </office:meta>
</office:document-meta>
</file>